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Ubuntu" svg:font-family="Ubuntu" style:font-pitch="variable"/>
    <style:font-face style:name="Century Schoolbook L" svg:font-family="'Century Schoolbook L'" style:font-family-generic="roma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1c1c1c" style:font-name="Century Schoolbook L" fo:font-size="10.5pt" fo:letter-spacing="normal" fo:font-style="normal" fo:font-weight="normal"/>
    </style:style>
    <style:style style:name="P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1c1c1c" style:font-name="Century Schoolbook L" fo:font-size="20pt" fo:letter-spacing="normal" fo:font-style="normal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shadow="none"/>
      <style:text-properties fo:font-variant="normal" fo:text-transform="none" fo:color="#1c1c1c" style:font-name="Ubuntu" fo:font-size="10.5pt" fo:letter-spacing="normal" fo:font-style="normal" fo:font-weight="normal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shadow="none"/>
      <style:text-properties fo:font-variant="normal" fo:text-transform="none" fo:color="#1c1c1c" style:font-name="Century Schoolbook L" fo:font-size="10.5pt" fo:letter-spacing="normal" fo:font-style="normal" fo:font-weight="normal"/>
    </style:style>
    <style:style style:name="P5" style:family="paragraph" style:parent-style-name="Horizontal_20_Line">
      <style:paragraph-properties fo:padding="0cm" fo:border-left="none" fo:border-right="none" fo:border-top="none" fo:border-bottom="0.018cm solid #000000" style:shadow="none"/>
      <style:text-properties style:font-name="Century Schoolbook L"/>
    </style:style>
    <style:style style:name="P6" style:family="paragraph" style:parent-style-name="Horizontal_20_Line">
      <style:paragraph-properties fo:padding="0cm" fo:border-left="none" fo:border-right="none" fo:border-top="none" fo:border-bottom="0.018cm solid #000000" style:shadow="none"/>
      <style:text-properties style:font-name="Century Schoolbook L"/>
    </style:style>
    <style:style style:name="P7" style:family="paragraph" style:parent-style-name="Standard" style:list-style-name="L1">
      <style:paragraph-properties fo:text-align="start" style:justify-single-word="false" fo:orphans="2" fo:widows="2" style:shadow="none"/>
      <style:text-properties fo:font-variant="normal" fo:text-transform="none" fo:color="#1c1c1c" style:font-name="Century Schoolbook L" fo:font-size="10.5pt" fo:letter-spacing="normal" fo:font-style="normal" fo:font-weight="normal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shadow="none"/>
      <style:text-properties fo:font-variant="normal" fo:text-transform="none" fo:color="#1c1c1c" style:font-name="Century Schoolbook L" fo:font-size="10.5pt" fo:letter-spacing="normal" fo:font-style="normal" fo:font-weight="normal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shadow="none"/>
      <style:text-properties fo:font-variant="normal" fo:text-transform="none" fo:color="#1c1c1c" style:font-name="Century Schoolbook L" fo:font-size="14pt" fo:letter-spacing="normal" fo:font-style="normal" fo:font-weight="normal" style:font-size-asian="14pt" style:font-size-complex="14pt"/>
    </style:style>
    <style:style style:name="T1" style:family="text">
      <style:text-properties style:font-name="Century Schoolbook 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io-Data</text:p>
      <text:p text:style-name="P1"/>
      <text:p text:style-name="P1"><text:span text:style-name="T3">Personal Information</text:span> : </text:p>
      <text:p text:style-name="P5"/>
      <text:p text:style-name="P4">Full Name<text:tab/><text:tab/>:<text:tab/>Chovatiya Shashwat Arvindbhai </text:p>
      <text:p text:style-name="P4">Date of Birth<text:tab/><text:tab/>:<text:tab/>11-11-2005</text:p>
      <text:p text:style-name="P4">Gender<text:tab/><text:tab/>:<text:tab/>Male</text:p>
      <text:p text:style-name="P4">Weight<text:tab/><text:tab/><text:tab/>:<text:tab/>70Kg</text:p>
      <text:p text:style-name="P4">Height<text:tab/><text:tab/><text:tab/>:<text:tab/>5'8''</text:p>
      <text:p text:style-name="P4">Mobile No. <text:tab/><text:tab/>: <text:tab/>+918866187676</text:p>
      <text:p text:style-name="P3"><text:span text:style-name="T1">Email<text:tab/><text:tab/><text:tab/>: <text:tab/></text:span><text:a xlink:type="simple" xlink:href="mailto:shashwatchovatiya316@gmail.com" text:style-name="Internet_20_link" text:visited-style-name="Visited_20_Internet_20_Link"><text:span text:style-name="T1">shashwatchovatiya316@gmail.com</text:span></text:a></text:p>
      <text:p text:style-name="P4"><text:span text:style-name="T3"/></text:p>
      <text:p text:style-name="P4"><text:span text:style-name="T3">Family Back Ground</text:span><text:span text:style-name="T2"> </text:span>:</text:p>
      <text:p text:style-name="P5"/>
      <text:p text:style-name="P4">Father Name <text:tab/><text:tab/>:<text:tab/>Chovatiya Arvindbahi Kalyanbhai</text:p>
      <text:p text:style-name="P4">Mother Name<text:tab/><text:tab/>:<text:tab/>Chovatiya Shobhanaben Arvindbhai</text:p>
      <text:p text:style-name="P4">Brother Name <text:tab/>:<text:tab/>Chovatiya Rajat Arvindbhai ( Elder Brother )</text:p>
      <text:p text:style-name="P4">Bhabhi Name<text:tab/><text:tab/>:<text:tab/>Chovatiya Dharika Rajatbhai </text:p>
      <text:p text:style-name="P4">Adress<text:tab/><text:tab/><text:tab/>:<text:tab/>B-503,Divyajivan Elegance, Gangotri Circle Road, Surya Nagar, <text:tab/><text:tab/><text:tab/><text:tab/><text:tab/>Nikol,Ahmedabad, Gujarat.</text:p>
      <text:p text:style-name="P9"><text:span text:style-name="T2"/></text:p>
      <text:p text:style-name="P9"><text:span text:style-name="T2">Native Place</text:span> :</text:p>
      <text:p text:style-name="P5"/>
      <text:p text:style-name="P4">At.Amrutwel ,Ta.Savarkundala,Dist.Amreli .</text:p>
      <text:p text:style-name="P4"/>
      <text:p text:style-name="P4"/>
      <text:p text:style-name="P4"><text:span text:style-name="T3">Cultural Background</text:span><text:span text:style-name="T2"> </text:span>:</text:p>
      <text:p text:style-name="P5"/>
      <text:p text:style-name="P4">Religion<text:tab/><text:tab/>:<text:tab/>Hindu</text:p>
      <text:p text:style-name="P4">Cast<text:tab/><text:tab/><text:tab/>:<text:tab/>Patel</text:p>
      <text:p text:style-name="P4">Gotra<text:tab/><text:tab/><text:tab/>:<text:tab/>Leuva</text:p>
      <text:p text:style-name="P4"/>
      <text:p text:style-name="P4"/>
      <text:p text:style-name="P4"><text:span text:style-name="T3">Education ( Learning ) &amp; Qualifications</text:span> :</text:p>
      <text:p text:style-name="P5"/>
      <text:list xml:id="list8304803895454639745" text:style-name="L1">
        <text:list-item>
          <text:p text:style-name="P7">10'th Passing in Shree Ganesh Vidhayalaya</text:p>
        </text:list-item>
        <text:list-item>
          <text:p text:style-name="P7">12'th Passing in Shree Ganesh Vidhayalaya</text:p>
        </text:list-item>
        <text:list-item>
          <text:p text:style-name="P7">Now learning BCA In BCA Government College ( Khokhra )</text:p>
        </text:list-item>
      </text:list>
      <text:p text:style-name="P4"/>
      <text:p text:style-name="P4"><text:span text:style-name="T3"/></text:p>
      <text:p text:style-name="P4"><text:span text:style-name="T3">Hobby</text:span><text:span text:style-name="T2"> </text:span>:</text:p>
      <text:p text:style-name="P5"/>
      <text:p text:style-name="P4">- Web Development <text:tab/><text:tab/><text:tab/>- Reading<text:tab/><text:tab/><text:tab/>- Music</text:p>
      <text:p text:style-name="P4">-Traveling<text:tab/><text:tab/><text:tab/><text:tab/>- Watching Web Seri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DejaVu Sans1" svg:font-family="'DejaVu Sans'" style:font-family-generic="swiss"/>
    <style:font-face style:name="Ubuntu" svg:font-family="Ubuntu" style:font-pitch="variable"/>
    <style:font-face style:name="Century Schoolbook L" svg:font-family="'Century Schoolbook L'" style:font-family-generic="roma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en" fo:country="IN" style:letter-kerning="true" style:font-name-asian="Noto Sans CJK SC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Noto Sans CJK SC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hashwat Arvindbhai Chovatiya </meta:initial-creator>
    <meta:creation-date>2023-10-01T15:09:59</meta:creation-date>
    <dc:date>2023-12-18T23:10:02</dc:date>
    <dc:creator>Shashwat Arvindbhai Chovatiya </dc:creator>
    <meta:editing-duration>PT30M59S</meta:editing-duration>
    <meta:editing-cycles>4</meta:editing-cycles>
    <meta:generator>OpenOffice/4.1.14$Unix OpenOffice.org_project/4114m1$Build-9811</meta:generator>
    <meta:document-statistic meta:table-count="0" meta:image-count="0" meta:object-count="0" meta:page-count="1" meta:paragraph-count="28" meta:word-count="138" meta:character-count="921"/>
  </office:meta>
</office:document-meta>
</file>